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 Mono1" svg:font-family="'Open Sans Mono'" style:font-family-generic="swiss"/>
    <style:font-face style:name="Liberation Mono1" svg:font-family="'Liberation Mono'" style:font-family-generic="modern" style:font-pitch="fixed"/>
    <style:font-face style:name="Comfortaa" svg:font-family="Comfortaa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Open Sans Mono" svg:font-family="'Open Sans Mon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1" style:family="paragraph">
      <style:text-properties style:font-name="Comfortaa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P4" style:family="paragraph">
      <style:text-properties style:font-name="Liberation Mono1" fo:font-size="18pt"/>
    </style:style>
    <style:style style:name="P5" style:family="paragraph">
      <style:text-properties style:font-name="Liberation Mono1"/>
    </style:style>
    <style:style style:name="P6" style:family="paragraph">
      <style:text-properties style:font-name="Liberation Sans3" fo:font-size="18pt"/>
    </style:style>
    <style:style style:name="T1" style:family="text">
      <style:text-properties style:font-name="Comfortaa"/>
    </style:style>
    <style:style style:name="T2" style:family="text">
      <style:text-properties style:font-name="Liberation Mono1"/>
    </style:style>
    <style:style style:name="T3" style:family="text">
      <style:text-properties style:font-name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JS: Ett exempel</text:span></text:p>
            <text:p><text:span text:style-name="T1"/></text:p>
            <text:p><text:span text:style-name="T1">[js_intro.html]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><text:span text:style-name="T1">JS – Hur vi använder det</text:span></text:p>
          </draw:text-box>
        </draw:frame>
        <draw:frame draw:style-name="gr2" draw:layer="layout" svg:width="16.12cm" svg:height="6.65cm" svg:x="5.94cm" svg:y="4.5cm">
          <draw:text-box>
            <text:p>Lägg till en &lt;script&gt;&lt;/script&gt;-tagg i en HTML-fil och skriv Javascript-kod i den.</text:p>
            <text:p/>
            <text:p>Går också att skriva &lt;script src=”länk-till-Javascript-fil”&gt;&lt;/script&gt; om du lägger Javascript-koden i en separat fil. Separata Javascript-filer slutar på ”.js”.</text:p>
            <text:p/>
            <text:p>För stunden kommer vi lägga all Javascript-kod innanför &lt;script&gt;&lt;/script&gt;-taggar i HTML-filen.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><text:span text:style-name="T1">JS – Konsollen</text:span></text:p>
          </draw:text-box>
        </draw:frame>
        <draw:frame draw:style-name="gr2" draw:text-style-name="P2" draw:layer="layout" svg:width="16.52cm" svg:height="6.059cm" svg:x="5.74cm" svg:y="4.7cm">
          <draw:text-box>
            <text:p text:style-name="P2">Javascript-konsollen är ett hjälpmedel i webbläsaren för att utveckla Javascript. Vi kommer använda den mycket.</text:p>
            <text:p text:style-name="P2"/>
            <text:p text:style-name="P2">Konsollen öppnas på olika sätt i olika webbläsare:</text:p>
            <text:list text:style-name="L2">
              <text:list-item>
                <text:p text:style-name="P2">Chrome: <text:span text:style-name="T2">ctrl+shift+I</text:span></text:p>
              </text:list-item>
              <text:list-item>
                <text:p text:style-name="P2">Firefox: <text:span text:style-name="T2">ctrl+shift+K</text:span></text:p>
              </text:list-item>
              <text:list-item>
                <text:p text:style-name="P2"><text:span text:style-name="T3">Internet Explorer, Safari, etc: Kolla upp själva eller byt till Firefox eller Chrom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><text:span text:style-name="T1">JS - Syntax</text:span></text:p>
          </draw:text-box>
        </draw:frame>
        <draw:frame draw:style-name="gr3" draw:text-style-name="P2" draw:layer="layout" svg:width="16.56cm" svg:height="5.228cm" svg:x="5.72cm" svg:y="4.7cm">
          <draw:text-box>
            <text:list text:style-name="L3">
              <text:list-item>
                <text:p text:style-name="P2">Statement: En instruktion separerad med semikolon</text:p>
              </text:list-item>
              <text:list-item>
                <text:p text:style-name="P2">Program: Lista med statements</text:p>
              </text:list-item>
              <text:list-item>
                <text:p text:style-name="P2">White space: Ignoreras, förutom i strängar (en text mellan ””- eller ''-tecken)</text:p>
              </text:list-item>
              <text:list-item>
                <text:p text:style-name="P2">Code block: En grupp med statements som körs tillsammans. Statements läggs i ett code block genom att läggas mellan { }-brackets, som i CS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><text:span text:style-name="T1">JS – Exempel på statement</text:span></text:p>
          </draw:text-box>
        </draw:frame>
        <draw:frame draw:style-name="gr4" draw:text-style-name="P4" draw:layer="layout" svg:width="6.979cm" svg:height="0.975cm" svg:x="10.2cm" svg:y="4.8cm">
          <draw:text-box>
            <text:p text:style-name="P2"><text:span text:style-name="T2">console.log(1+1)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><text:span text:style-name="T1">JS – Exempel på program</text:span></text:p>
          </draw:text-box>
        </draw:frame>
        <draw:frame draw:style-name="gr4" draw:text-style-name="P4" draw:layer="layout" svg:width="6.979cm" svg:height="2.423cm" svg:x="10.421cm" svg:y="4.577cm">
          <draw:text-box>
            <text:p text:style-name="P2"><text:span text:style-name="T2">console.log(1+1);</text:span></text:p>
            <text:p text:style-name="P2"><text:span text:style-name="T2">var x = 3*2;</text:span></text:p>
            <text:p text:style-name="P2"><text:span text:style-name="T2">console.log(x);</text:span></text:p>
          </draw:text-box>
        </draw:frame>
        <draw:frame draw:style-name="gr4" draw:layer="layout" svg:width="7.694cm" svg:height="0.962cm" svg:x="9.706cm" svg:y="8.238cm">
          <draw:text-box>
            <text:p>(ett eller flera statements)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><text:span text:style-name="T1">JS – Exempel på white space</text:span></text:p>
          </draw:text-box>
        </draw:frame>
        <draw:frame draw:style-name="gr4" draw:text-style-name="P4" draw:layer="layout" svg:width="9.265cm" svg:height="1.699cm" svg:x="9.368cm" svg:y="6.6cm">
          <draw:text-box>
            <text:p text:style-name="P2"><text:span text:style-name="T2">console.log(1+1);</text:span></text:p>
            <text:p text:style-name="P2"><text:span text:style-name="T2">console . log (1 + 1) ;</text:span></text:p>
          </draw:text-box>
        </draw:frame>
        <draw:frame draw:style-name="gr4" draw:layer="layout" svg:width="5.159cm" svg:height="0.962cm" svg:x="11.421cm" svg:y="4.8cm">
          <draw:text-box>
            <text:p>Gör samma sak:</text:p>
          </draw:text-box>
        </draw:frame>
        <draw:frame draw:style-name="gr4" draw:layer="layout" svg:width="4.943cm" svg:height="0.962cm" svg:x="11.529cm" svg:y="9.638cm">
          <draw:text-box>
            <text:p>Gör olika saker:</text:p>
          </draw:text-box>
        </draw:frame>
        <draw:frame draw:style-name="gr4" draw:text-style-name="P5" draw:layer="layout" svg:width="11.932cm" svg:height="1.699cm" svg:x="8.034cm" svg:y="11.427cm">
          <draw:text-box>
            <text:p text:style-name="P5"><text:span text:style-name="T2">console.log(”Hej <text:s text:c="3"/>Seb <text:s/>! ”);</text:span></text:p>
            <text:p text:style-name="P5"><text:span text:style-name="T2">console.log(”HejSeb!”)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JS – Exempel på code block</text:span></text:p>
          </draw:text-box>
        </draw:frame>
        <draw:frame draw:style-name="gr4" draw:text-style-name="P4" draw:layer="layout" svg:width="8.229cm" svg:height="3.871cm" svg:x="9.886cm" svg:y="4.577cm">
          <draw:text-box>
            <text:p text:style-name="P2"><text:span text:style-name="T2">function () { </text:span></text:p>
            <text:p text:style-name="P2"><text:span text:style-name="T2"><text:tab/></text:span><text:span text:style-name="T2">console.log(1+1);</text:span></text:p>
            <text:p text:style-name="P2"><text:span text:style-name="T2"><text:tab/></text:span><text:span text:style-name="T2">var x = 3*2;</text:span></text:p>
            <text:p text:style-name="P2"><text:span text:style-name="T2"><text:tab/></text:span><text:span text:style-name="T2">console.log(x);</text:span></text:p>
            <text:p text:style-name="P2"><text:span text:style-name="T2">}</text:span></text:p>
          </draw:text-box>
        </draw:frame>
        <draw:frame draw:style-name="gr4" draw:text-style-name="P4" draw:layer="layout" svg:width="8.229cm" svg:height="3.871cm" svg:x="9.887cm" svg:y="10.578cm">
          <draw:text-box>
            <text:p text:style-name="P2"><text:span text:style-name="T2">if (true) { </text:span></text:p>
            <text:p text:style-name="P2"><text:span text:style-name="T2"><text:tab/></text:span><text:span text:style-name="T2">console.log(1+1);</text:span></text:p>
            <text:p text:style-name="P2"><text:span text:style-name="T2"><text:tab/></text:span><text:span text:style-name="T2">var x = 3*2;</text:span></text:p>
            <text:p text:style-name="P2"><text:span text:style-name="T2"><text:tab/></text:span><text:span text:style-name="T2">console.log(x);</text:span></text:p>
            <text:p text:style-name="P2"><text:span text:style-name="T2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><text:span text:style-name="T1">JS – Övningar</text:span></text:p>
          </draw:text-box>
        </draw:frame>
        <draw:frame draw:style-name="gr2" draw:text-style-name="P6" draw:layer="layout" svg:width="14.634cm" svg:height="5.228cm" svg:x="6.683cm" svg:y="4.277cm">
          <draw:text-box>
            <text:p text:style-name="P6"><text:span text:style-name="T3">Använd mallen ”js_mall.html” när ni skriver koden. Mallen gör så att ni får en knapp som kör er kod när ni trycker på den.</text:span></text:p>
            <text:p text:style-name="P6"><text:span text:style-name="T3"/></text:p>
            <text:p text:style-name="P6"><text:span text:style-name="T3">Instruktionen ”console.log()” skriver ut text i konsollen, så ni behöver ha konsollen uppe när ni kör kode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><text:span text:style-name="T1">JS – Övningar</text:span></text:p>
          </draw:text-box>
        </draw:frame>
        <draw:frame draw:style-name="gr4" draw:text-style-name="P6" draw:layer="layout" svg:width="16.398cm" svg:height="7.52cm" svg:x="5.166cm" svg:y="4.877cm">
          <draw:text-box>
            <text:p text:style-name="P6"><text:span text:style-name="T3">Skriv ett program som skriver ut följande text i konsollen:</text:span></text:p>
            <text:p text:style-name="P6"><text:span text:style-name="T3"/></text:p>
            <text:p text:style-name="P6"><text:span text:style-name="T3">1. </text:span><text:span text:style-name="T2">Hello World!</text:span></text:p>
            <text:p text:style-name="P6"><text:span text:style-name="T3"/></text:p>
            <text:p text:style-name="P6"><text:span text:style-name="T3">2. </text:span><text:span text:style-name="T2">Hello World! Hello World! Hello World!</text:span></text:p>
            <text:p text:style-name="P6"><text:span text:style-name="T3"/></text:p>
            <text:p text:style-name="P6"><text:span text:style-name="T3">3. </text:span></text:p>
            <text:p text:style-name="P6"><text:span text:style-name="T2"><text:tab/></text:span><text:span text:style-name="T2">Hello World!</text:span><text:span text:style-name="T2"><text:line-break/></text:span><text:span text:style-name="T2"><text:tab/></text:span><text:span text:style-name="T2">Hello World!</text:span></text:p>
            <text:p text:style-name="P6"><text:span text:style-name="T2"><text:tab/></text:span><text:span text:style-name="T2">Hello World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 Mono1" svg:font-family="'Open Sans Mono'" style:font-family-generic="swiss"/>
    <style:font-face style:name="Liberation Mono1" svg:font-family="'Liberation Mono'" style:font-family-generic="modern" style:font-pitch="fixed"/>
    <style:font-face style:name="Comfortaa" svg:font-family="Comfortaa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Open Sans Mono" svg:font-family="'Open Sans Mon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0T14:47:08.916716232</meta:creation-date>
    <dc:date>2018-02-13T15:57:19.524668782</dc:date>
    <meta:editing-duration>PT3H53M29S</meta:editing-duration>
    <meta:editing-cycles>83</meta:editing-cycles>
    <meta:generator>LibreOffice/4.2.8.2$Linux_x86 LibreOffice_project/420m0$Build-2</meta:generator>
    <meta:document-statistic meta:object-count="65"/>
  </office:meta>
</office:document-meta>
</file>